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image/png" manifest:full-path="Pictures/1000000000000640000004B0C65EF472.png"/>
  <manifest:file-entry manifest:media-type="image/png" manifest:full-path="Pictures/1000000000000640000004B02C5236E4.png"/>
  <manifest:file-entry manifest:media-type="image/png" manifest:full-path="Pictures/100000000000011B000000CC7E747D6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r2" style:family="presentation" style:parent-style-name="Padrão-title">
      <style:graphic-properties draw:auto-grow-height="true" fo:min-height="3.507cm"/>
    </style:style>
    <style:style style:name="pr3" style:family="presentation" style:parent-style-name="Padrão-outline1">
      <style:graphic-properties fo:min-height="13.609cm"/>
    </style:style>
    <style:style style:name="pr4" style:family="presentation" style:parent-style-name="Padrão-subtitle">
      <style:graphic-properties draw:fill-color="#ffffff" fo:min-height="13.609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subtitle">
      <style:graphic-properties draw:fill-color="#ffffff" draw:auto-grow-height="true" fo:min-height="13.86cm"/>
    </style:style>
    <style:style style:name="pr7" style:family="presentation" style:parent-style-name="Padrão-title">
      <style:graphic-properties fo:min-height="3.256cm"/>
    </style:style>
    <style:style style:name="P1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6" style:family="paragraph">
      <style:paragraph-properties fo:margin-left="0cm" fo:margin-right="0cm" fo:text-align="justify" fo:text-indent="0cm"/>
      <style:text-properties fo:font-size="32pt" style:font-size-asian="32pt" style:font-size-complex="32pt"/>
    </style:style>
    <style:style style:name="P7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10" style:family="paragraph">
      <style:paragraph-properties fo:text-align="start"/>
    </style:style>
    <style:style style:name="P11" style:family="paragraph">
      <style:paragraph-properties fo:text-align="justify"/>
      <style:text-properties fo:font-size="28pt" style:font-size-asian="28pt" style:font-size-complex="28pt"/>
    </style:style>
    <style:style style:name="P12" style:family="paragraph">
      <style:paragraph-properties fo:text-align="justify"/>
      <style:text-properties fo:font-size="30pt" style:font-size-asian="30pt" style:font-size-complex="30pt"/>
    </style:style>
    <style:style style:name="P13" style:family="paragraph">
      <style:paragraph-properties fo:text-align="justify"/>
      <style:text-properties fo:font-size="44pt" style:font-size-asian="44pt" style:font-size-complex="44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7e002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7e0021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7e0021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7e0021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7e0021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family="Arial" style:font-family-generic="roman" style:font-pitch="variable" fo:font-size="32pt" fo:language="en" fo:country="US" style:font-size-asian="32pt" style:language-asian="en" style:country-asian="US" style:font-family-complex="Arial" style:font-family-generic-complex="roman" style:font-pitch-complex="variable" style:font-size-complex="32pt"/>
    </style:style>
    <style:style style:name="T14" style:family="text">
      <style:text-properties fo:font-family="Arial" style:font-family-generic="roman" style:font-pitch="variable" fo:font-size="28pt" fo:language="en" fo:country="US" style:font-size-asian="28pt" style:language-asian="en" style:country-asian="US" style:font-family-complex="Arial" style:font-family-generic-complex="roman" style:font-pitch-complex="variable" style:font-size-complex="28pt"/>
    </style:style>
    <style:style style:name="T15" style:family="text">
      <style:text-properties fo:font-family="Arial" style:font-family-generic="roman" style:font-pitch="variable" fo:font-size="44pt" fo:language="en" fo:country="US" style:font-size-asian="44pt" style:language-asian="en" style:country-asian="US" style:font-family-complex="Arial" style:font-family-generic-complex="roman" style:font-pitch-complex="variable" style:font-size-complex="44pt"/>
    </style:style>
    <style:style style:name="T16" style:family="text">
      <style:text-properties fo:color="#7e0021" fo:font-family="Arial" style:font-family-generic="roman" style:font-pitch="variable" fo:font-size="44pt" fo:language="en" fo:country="US" fo:font-weight="bold" style:font-size-asian="44pt" style:language-asian="en" style:country-asian="US" style:font-weight-asian="bold" style:font-family-complex="Arial" style:font-family-generic-complex="roman" style:font-pitch-complex="variable" style:font-size-complex="44pt" style:font-weight-complex="bold"/>
    </style:style>
    <style:style style:name="T17" style:family="text">
      <style:text-properties fo:font-family="Arial" style:font-family-generic="roman" style:font-pitch="variable" fo:font-size="40pt" fo:language="en" fo:country="US" style:font-size-asian="40pt" style:language-asian="en" style:country-asian="US" style:font-family-complex="Arial" style:font-family-generic-complex="roman" style:font-pitch-complex="variable" style:font-size-complex="40pt"/>
    </style:style>
    <style:style style:name="T18" style:family="text">
      <style:text-properties fo:color="#7e0021" fo:font-family="Arial" style:font-family-generic="roman" style:font-pitch="variable" fo:font-size="40pt" fo:language="en" fo:country="US" fo:font-weight="bold" style:font-size-asian="40pt" style:language-asian="en" style:country-asian="US" style:font-weight-asian="bold" style:font-family-complex="Arial" style:font-family-generic-complex="roman" style:font-pitch-complex="variable" style:font-size-complex="40pt" style:font-weight-complex="bold"/>
    </style:style>
    <style:style style:name="T19" style:family="text">
      <style:text-properties fo:font-family="Arial" style:font-family-generic="roman" style:font-pitch="variable" fo:font-size="40pt" fo:language="en" fo:country="US" fo:font-weight="normal" style:font-size-asian="40pt" style:language-asian="en" style:country-asian="US" style:font-weight-asian="normal" style:font-family-complex="Arial" style:font-family-generic-complex="roman" style:font-pitch-complex="variable" style:font-size-complex="40pt" style:font-weight-complex="normal"/>
    </style:style>
    <style:style style:name="T20" style:family="text">
      <style:text-properties fo:color="#7e0021" fo:font-family="Arial" style:font-family-generic="roman" style:font-pitch="variable" fo:font-size="28pt" fo:language="en" fo:country="US" fo:font-weight="bold" style:font-size-asian="28pt" style:language-asian="en" style:country-asian="US" style:font-weight-asian="bold" style:font-family-complex="Arial" style:font-family-generic-complex="roman" style:font-pitch-complex="variable" style:font-size-complex="28pt" style:font-weight-complex="bold"/>
    </style:style>
    <style:style style:name="T21" style:family="text">
      <style:text-properties fo:font-family="Arial" style:font-family-generic="roman" style:font-pitch="variable" fo:font-size="28pt" fo:language="en" fo:country="US" style:font-size-asian="28pt" style:language-asian="en" style:country-asian="US" style:font-family-complex="Arial" style:font-family-generic-complex="roman" style:font-pitch-complex="variable" style:font-size-complex="28pt"/>
    </style:style>
    <style:style style:name="T22" style:family="text">
      <style:text-properties fo:color="#7e0021" fo:font-family="Arial" style:font-family-generic="roman" style:font-pitch="variable" fo:font-size="28pt" fo:language="en" fo:country="US" fo:font-weight="bold" style:font-size-asian="28pt" style:language-asian="en" style:country-asian="US" style:font-weight-asian="bold" style:font-family-complex="Arial" style:font-family-generic-complex="roman" style:font-pitch-complex="variable" style:font-size-complex="28pt" style:font-weight-complex="bold"/>
    </style:style>
    <style:style style:name="T23" style:family="text">
      <style:text-properties fo:font-family="Arial" style:font-family-generic="roman" style:font-pitch="variable" fo:font-size="44pt" fo:language="en" fo:country="US" fo:font-weight="bold" style:font-size-asian="44pt" style:language-asian="en" style:country-asian="US" style:font-weight-asian="bold" style:font-family-complex="Arial" style:font-family-generic-complex="roman" style:font-pitch-complex="variable" style:font-size-complex="44pt" style:font-weight-complex="bold"/>
    </style:style>
    <style:style style:name="T24" style:family="text">
      <style:text-properties fo:font-size="30pt" style:font-size-asian="30pt" style:font-size-complex="30pt"/>
    </style:style>
    <style:style style:name="T25" style:family="text">
      <style:text-properties fo:font-size="30pt" fo:font-weight="normal" style:font-size-asian="30pt" style:font-weight-asian="normal" style:font-size-complex="30pt" style:font-weight-complex="normal"/>
    </style:style>
    <style:style style:name="T26" style:family="text">
      <style:text-properties fo:font-size="30pt" fo:font-weight="bold" style:font-size-asian="30pt" style:font-weight-asian="bold" style:font-size-complex="30pt" style:font-weight-complex="bold"/>
    </style:style>
    <style:style style:name="T27" style:family="text">
      <style:text-properties fo:color="#7e0021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1" draw:layer="layout" svg:width="18.282cm" svg:height="3.798cm" svg:x="4.859cm" svg:y="8.25cm">
          <draw:text-box>
            <text:p text:style-name="P1"><text:span text:style-name="T1">Estudo de Caso</text:span></text:p>
            <text:p text:style-name="P1"><text:span text:style-name="T2">Bicicletada Curitib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2" draw:text-style-name="P2" draw:layer="layout" svg:width="25.199cm" svg:height="3.507cm" svg:x="1.4cm" svg:y="0.837cm" presentation:class="title">
          <draw:text-box>
            <text:p text:style-name="P2"><text:span text:style-name="T3"><text:line-break/></text:span><text:span text:style-name="T4">Tópicos Principais</text:span>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Análises de contexto de uso</text:p>
              </text:list-item>
              <text:list-item>
                <text:p>Testes de usabilidade</text:p>
              </text:list-item>
              <text:list-item>
                <text:p>Categorizações de conteúdo</text:p>
              </text:list-item>
              <text:list-item>
                <text:p>Fluxogramas de navegação</text:p>
              </text:list-item>
              <text:list-item>
                <text:p>Protótipos de baixa fidelidade (wireframes)</text:p>
              </text:list-item>
              <text:list-item>
                <text:p>Propostas de Layo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line-break/>Análises de contexto de uso</text:p>
          </draw:text-box>
        </draw:frame>
        <draw:frame presentation:style-name="pr4" draw:layer="layout" svg:width="25.199cm" svg:height="13.609cm" svg:x="1.4cm" svg:y="5.039cm" presentation:class="subtitle">
          <draw:text-box>
            <text:p>A<text:span text:style-name="T5"> análise de contexto de uso consiste</text:span> em um <text:span text:style-name="T4">método</text:span> baseado em questionários, útil para a <text:span text:style-name="T4">captura de informações</text:span> sobre o <text:span text:style-name="T4">contexto</text:span> em que um <text:span text:style-name="T4">produto, serviço ou sistema</text:span> está ou estará <text:span text:style-name="T4">inserido</text:span>.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line-break/>Análises de contexto de uso</text:p>
          </draw:text-box>
        </draw:frame>
        <draw:frame presentation:style-name="pr3" draw:layer="layout" svg:width="25.199cm" svg:height="13.859cm" svg:x="1.4cm" svg:y="4.914cm" presentation:class="outline">
          <draw:text-box>
            <text:p text:style-name="P4"/>
            <text:p text:style-name="P4">Os três principais produtos da análise devem surgir a partir das respostas para as seguintes questões:</text:p>
            <text:list text:style-name="L5">
              <text:list-item>
                <text:p text:style-name="P4"><text:span text:style-name="T6">Quem</text:span><text:span text:style-name="T7"> irá usar a aplicação (Usuários)?</text:span></text:p>
              </text:list-item>
              <text:list-item>
                <text:p text:style-name="P4"><text:span text:style-name="T6">O que</text:span><text:span text:style-name="T7"> eles realizarão com a aplicação (Tarefas)?</text:span></text:p>
              </text:list-item>
              <text:list-item>
                <text:p text:style-name="P4"><text:span text:style-name="T6">Onde</text:span><text:span text:style-name="T7"> eles usarão a aplicação (Ambiente)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Análises de contexto de uso</text:p>
          </draw:text-box>
        </draw:frame>
        <draw:frame presentation:style-name="pr6" draw:text-style-name="P5" draw:layer="layout" svg:width="25.199cm" svg:height="13.86cm" svg:x="1.4cm" svg:y="4.914cm" presentation:class="subtitle" presentation:user-transformed="true">
          <draw:text-box>
            <text:p text:style-name="P5"><text:span text:style-name="T8">Porém, antes de responder a estas questões, existe uma ainda mais fundamental:</text:span></text:p>
            <text:p text:style-name="P5"/>
            <text:p text:style-name="P5">O que é a <text:span text:style-name="T4">BICICLETADA</text:span>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Análises de contexto de uso<text:line-break/><text:span text:style-name="T7">O que é a Bicicletada?</text:span></text:p>
          </draw:text-box>
        </draw:frame>
        <draw:frame presentation:style-name="pr6" draw:text-style-name="P7" draw:layer="layout" svg:width="25.199cm" svg:height="13.86cm" svg:x="1.4cm" svg:y="4.914cm" presentation:class="subtitle" presentation:user-transformed="true">
          <draw:text-box>
            <text:p text:style-name="P6"><text:span text:style-name="T8">Massa Crítica (do inglês Critical Mass) ou Bicicletada (termo usado na maioria das cidades brasileiras e em Portugal e Moçambique) é um </text:span><text:span text:style-name="T9">evento</text:span><text:span text:style-name="T8"> que ocorre tradicionalmente na última sexta-feira do mês em muitas cidades pelo mundo e onde pessoas com veículos movidos à propulsão humana ocupam seu espaço </text:span><text:span text:style-name="T9">nas ruas</text:span><text:span text:style-name="T8">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Análises de contexto de uso<text:line-break/><text:span text:style-name="T7">O que é a Bicicletada?</text:span></text:p>
          </draw:text-box>
        </draw:frame>
        <draw:frame presentation:style-name="pr6" draw:text-style-name="P6" draw:layer="layout" svg:width="25.199cm" svg:height="13.86cm" svg:x="1.4cm" svg:y="4.914cm" presentation:class="subtitle" presentation:user-transformed="true">
          <draw:text-box>
            <text:p text:style-name="P6"><text:span text:style-name="T8">Os principais objetivos são divulgar a </text:span><text:span text:style-name="T9">bicicleta como um meio de transporte</text:span><text:span text:style-name="T8">, criar condições favoráveis para o uso deste veículo e tornar mais ecológicos e sustentáveis os sistemas de transporte de pessoas, principalmente no meio urban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Análises de contexto de uso<text:line-break/><text:span text:style-name="T7">O que é a Bicicletada </text:span><text:span text:style-name="T10">CURITIBA</text:span><text:span text:style-name="T7">?</text:span></text:p>
          </draw:text-box>
        </draw:frame>
        <draw:frame presentation:style-name="pr6" draw:text-style-name="P6" draw:layer="layout" svg:width="25.199cm" svg:height="13.86cm" svg:x="1.4cm" svg:y="4.914cm" presentation:class="subtitle" presentation:user-transformed="true">
          <draw:text-box>
            <text:p text:style-name="P6"><text:span text:style-name="T8">Tem os </text:span><text:span text:style-name="T9">mesmos princípios e objetivos</text:span><text:span text:style-name="T8"> de todas as bicicletadas, com exceção do fato de que os encontros tradicionais não acontecem na última <text:s/>sexta-feira do mês à noite, mas sim no último </text:span><text:span text:style-name="T9">sábado</text:span><text:span text:style-name="T8"> do mês </text:span><text:span text:style-name="T9">pela manhã</text:span><text:span text:style-name="T8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Análises de contexto de uso</text:p>
          </draw:text-box>
        </draw:frame>
        <draw:frame presentation:style-name="pr6" draw:text-style-name="P6" draw:layer="layout" svg:width="25.199cm" svg:height="13.86cm" svg:x="1.4cm" svg:y="4.914cm" presentation:class="subtitle" presentation:user-transformed="true">
          <draw:text-box>
            <text:p><text:span text:style-name="T7">Então agora sim podemos partir para a primeira questão:</text:span></text:p>
            <text:p><text:span text:style-name="T7"/></text:p>
            <text:p><text:span text:style-name="T11">Quem são os </text:span><text:span text:style-name="T12">usuários/as</text:span></text:p>
            <text:p><text:span text:style-name="T11">do </text:span><text:span text:style-name="T12">site da Bicicletada Curitiba</text:span><text:span text:style-name="T11">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Análises de contexto de uso<text:line-break/><text:span text:style-name="T7">Quem são os usuários/as?</text:span></text:p>
          </draw:text-box>
        </draw:frame>
        <draw:frame presentation:style-name="pr6" draw:text-style-name="P6" draw:layer="layout" svg:width="25.199cm" svg:height="13.86cm" svg:x="1.4cm" svg:y="4.914cm" presentation:class="subtitle" presentation:user-transformed="true">
          <draw:text-box>
            <text:p text:style-name="P4"><text:span text:style-name="T13">“</text:span><text:span text:style-name="T13">Todos aqueles que querem a melhora do transito em Curitiba e acreditam que bicicleta é o melhor caminho para isso. Logo, alguns dos temas abordados são: viagem com bicicleta,</text:span></text:p>
            <text:p text:style-name="P4"><text:span text:style-name="T13">compra e venda de material, ciclofaixa </text:span></text:p>
            <text:p text:style-name="P4"><text:span text:style-name="T13">e os direitos dos ciclista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Análises de contexto de uso<text:line-break/><text:span text:style-name="T7">Quem são os usuários/as?</text:span></text:p>
          </draw:text-box>
        </draw:frame>
        <draw:frame presentation:style-name="pr6" draw:text-style-name="P6" draw:layer="layout" svg:width="25.199cm" svg:height="13.86cm" svg:x="1.4cm" svg:y="4.914cm" presentation:class="subtitle" presentation:user-transformed="true">
          <draw:text-box>
            <text:p text:style-name="P4"><text:span text:style-name="T13">“</text:span><text:span text:style-name="T13">São em sua maioria parte do movimento, ou ligados ao mesmo. Os usuários que possuem</text:span></text:p>
            <text:p text:style-name="P4"><text:span text:style-name="T13">cadastro podem participar de maneira ativista no site postando noticias, cartazes de eventos,</text:span></text:p>
            <text:p text:style-name="P4"><text:span text:style-name="T13">imagens e vídeos do movimento. O usuário pode não só usar o site para a troca de informações</text:span></text:p>
            <text:p text:style-name="P4"><text:span text:style-name="T13">por meio do fórum, mas também para a venda e troca de equipamentos ciclisticos.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Análises de contexto de uso<text:line-break/><text:span text:style-name="T7">Quem são os usuários/as?</text:span></text:p>
          </draw:text-box>
        </draw:frame>
        <draw:frame presentation:style-name="pr6" draw:text-style-name="P6" draw:layer="layout" svg:width="25.199cm" svg:height="13.86cm" svg:x="1.4cm" svg:y="4.914cm" presentation:class="subtitle" presentation:user-transformed="true">
          <draw:text-box>
            <text:p text:style-name="P4"><text:span text:style-name="T13">“</text:span><text:span text:style-name="T13">Pessoas que fazem parte da bicicletada. Também é muito utilizado para marcar e divulgar</text:span></text:p>
            <text:p text:style-name="P4"><text:span text:style-name="T13">os eventos realizados pelo grupo.</text:span></text:p>
            <text:p text:style-name="P4"><text:span text:style-name="T13">Seus membros são bem variados.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Análises de contexto de uso<text:line-break/><text:span text:style-name="T7">Quem são os usuários/as?</text:span>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  <text:p>Problemas encontrados na maioria dos questionários feitos para análise:</text:p>
                <text:p/>
              </text:list-header>
              <text:list-item>
                <text:p>O usuário em potencial infelizmente <text:span text:style-name="T4">não tem o hábito</text:span> de visitar o site da bicicletada</text:p>
              </text:list-item>
              <text:list-item>
                <text:p>Usa o fórum do site <text:span text:style-name="T4">apenas</text:span> em casos de <text:span text:style-name="T4">necessidade</text:span>.</text:p>
              </text:list-item>
              <text:list-item>
                <text:p>Prefere seguir o site por meio de outras mídias sociais, tais como <text:span text:style-name="T4">facebook</text:span> e <text:span text:style-name="T4">twitter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Análises de contexto de uso</text:p>
          </draw:text-box>
        </draw:frame>
        <draw:frame presentation:style-name="pr6" draw:text-style-name="P6" draw:layer="layout" svg:width="25.199cm" svg:height="13.86cm" svg:x="1.4cm" svg:y="4.914cm" presentation:class="subtitle" presentation:user-transformed="true">
          <draw:text-box>
            <text:list text:style-name="L4">
              <text:list-header>
                <text:p><text:span text:style-name="T14">O que os usuários realizarão com a aplicação?</text:span></text:p>
                <text:p><text:span text:style-name="T14"/></text:p>
                <text:p><text:span text:style-name="T15">Quais são as </text:span><text:span text:style-name="T16">tarefas</text:span><text:span text:style-name="T15"> </text:span><text:span text:style-name="T17">do </text:span><text:span text:style-name="T18">site da Bicicletada Curitiba</text:span><text:span text:style-name="T19">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Análises de contexto de uso<text:line-break/><text:span text:style-name="T7">Quais são as tarefas?</text:span></text:p>
          </draw:text-box>
        </draw:frame>
        <draw:frame presentation:style-name="pr6" draw:text-style-name="P6" draw:layer="layout" svg:width="25.199cm" svg:height="13.86cm" svg:x="1.4cm" svg:y="4.914cm" presentation:class="subtitle" presentation:user-transformed="true">
          <draw:text-box>
            <text:list text:style-name="L4">
              <text:list-item>
                <text:p text:style-name="P8"><text:span text:style-name="T14"><text:s/></text:span><text:span text:style-name="T20">Divulgar</text:span><text:span text:style-name="T21"> a utilização de bicicletas como meio de transporte</text:span><text:span text:style-name="T14"> que faz parte do trânsito;</text:span></text:p>
              </text:list-item>
              <text:list-item>
                <text:p text:style-name="P8"><text:span text:style-name="T14"><text:s/></text:span><text:span text:style-name="T22">Formar</text:span><text:span text:style-name="T14"> uma comunidade promovendo a interação de pessoas com princípios e objetivos em comum;</text:span></text:p>
              </text:list-item>
              <text:list-item>
                <text:p text:style-name="P8"><text:span text:style-name="T14"><text:s/></text:span><text:span text:style-name="T22">Reivindicar </text:span><text:span text:style-name="T14">boas condições para o uso da bicicleta;</text:span></text:p>
              </text:list-item>
              <text:list-item>
                <text:p text:style-name="P8"><text:span text:style-name="T14"><text:s/></text:span><text:span text:style-name="T22">Incentivar</text:span><text:span text:style-name="T14"> a participação da sociedade na Bicicletada</text:span></text:p>
              </text:list-item>
              <text:list-item>
                <text:p text:style-name="P8"><text:span text:style-name="T14"><text:s/></text:span><text:span text:style-name="T22">Incentivar</text:span><text:span text:style-name="T14"> a troca de material web (fotos, vídeos, documentários) referentes aos assuntos abordados na massa critica;</text:span></text:p>
              </text:list-item>
              <text:list-item>
                <text:p text:style-name="P8"><text:span text:style-name="T14"><text:s/></text:span><text:span text:style-name="T22">Divulgar</text:span><text:span text:style-name="T14"> encontros e eventos.</text:span></text:p>
                <text:p text:style-name="P8"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Análises de contexto de uso</text:p>
          </draw:text-box>
        </draw:frame>
        <draw:frame presentation:style-name="pr6" draw:text-style-name="P9" draw:layer="layout" svg:width="25.199cm" svg:height="13.86cm" svg:x="1.4cm" svg:y="4.914cm" presentation:class="subtitle" presentation:user-transformed="true">
          <draw:text-box>
            <text:list text:style-name="L4">
              <text:list-header>
                <text:p><text:span text:style-name="T14">Onde </text:span><text:span text:style-name="T21">os usuários/as </text:span><text:span text:style-name="T14">usarão a aplicação?</text:span></text:p>
                <text:p><text:span text:style-name="T14"/></text:p>
              </text:list-header>
            </text:list>
            <text:p><text:span text:style-name="T15">Qual é o </text:span><text:span text:style-name="T23">ambiente</text:span><text:span text:style-name="T15"> do </text:span><text:span text:style-name="T23">site da Bicicletada Curitiba</text:span><text:span text:style-name="T15">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Análises de contexto de uso<text:line-break/><text:span text:style-name="T7">Qual é o ambiente?</text:span></text:p>
          </draw:text-box>
        </draw:frame>
        <draw:frame presentation:style-name="pr6" draw:text-style-name="P9" draw:layer="layout" svg:width="25.199cm" svg:height="13.86cm" svg:x="1.4cm" svg:y="4.914cm" presentation:class="subtitle" presentation:user-transformed="true">
          <draw:text-box>
            <text:list text:style-name="L4">
              <text:list-item>
                <text:p text:style-name="P8"><text:span text:style-name="T14"><text:s/></text:span><text:span text:style-name="T14">O website está em um servidor conectado à World Wide Web (rede de alcance mundial) em um espaço cedido por um dos mantenedores do movimento;</text:span></text:p>
              </text:list-item>
              <text:list-item>
                <text:p text:style-name="P8"><text:span text:style-name="T14"><text:s/></text:span><text:span text:style-name="T14">O CMS (gerenciador de conteúdos) da plataforma é software livre – Wordpress + BudyPress;</text:span></text:p>
              </text:list-item>
              <text:list-item>
                <text:p text:style-name="P8"><text:span text:style-name="T14"><text:s/></text:span><text:span text:style-name="T14">A manutenção do ambiente é feita por voluntários;</text:span></text:p>
              </text:list-item>
              <text:list-item>
                <text:p text:style-name="P8"><text:span text:style-name="T14"><text:s/></text:span><text:span text:style-name="T14">A interação é feita através de blog e fórum.</text:span></text:p>
              </text:list-item>
              <text:list-item>
                <text:p text:style-name="P8"><text:span text:style-name="T14"><text:s/></text:span><text:span text:style-name="T14">A conectividade é feita através de widgets (Google Maps, Voto Livre, Facebook, Blogs Amigos, etc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0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Análises de contexto de uso<text:line-break/><text:span text:style-name="T7">Conclusões</text:span></text:p>
          </draw:text-box>
        </draw:frame>
        <draw:frame presentation:style-name="pr4" draw:layer="layout" svg:width="25.199cm" svg:height="13.609cm" svg:x="1.4cm" svg:y="5.039cm" presentation:class="subtitle" presentation:user-transformed="true">
          <draw:text-box>
            <text:list text:style-name="L4">
              <text:list-item>
                <text:p text:style-name="P10"><text:s/>O <text:span text:style-name="T4">usuário</text:span> que comenta no blog é <text:span text:style-name="T4">diferente</text:span> do que utiliza o fórum, que é diferente do que utiliza os sites conectados (facebook, twitter, etc);</text:p>
                <text:p/>
              </text:list-item>
              <text:list-item>
                <text:p text:style-name="P10"><text:s/>A <text:span text:style-name="T4">conectividade</text:span> está <text:span text:style-name="T4">afastando</text:span> os usuários ao invés de atraí-los para interagir no ambiente do site (lembremos que acessar é diferente de interagir);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Análises de contexto de uso<text:line-break/><text:span text:style-name="T7">Conclusões</text:span></text:p>
          </draw:text-box>
        </draw:frame>
        <draw:frame presentation:style-name="pr4" draw:text-style-name="P11" draw:layer="layout" svg:width="25.199cm" svg:height="13.609cm" svg:x="1.4cm" svg:y="5.039cm" presentation:class="subtitle" presentation:user-transformed="true">
          <draw:text-box>
            <text:p text:style-name="P11">“Os usuários do site da bicicletada, são normalmente pessoas que dão muito valor a qualidade de vida, sendo assim um valor ao sublime da natureza. O usuário em geral busca a internet como meio de expressão e acima de tudo , um ótimo meio de proatividade. Grande parte possui interesse por <text:span text:style-name="T4">arte</text:span> e pela <text:span text:style-name="T4">espiritualidade</text:span>, muitos entre eles <text:span text:style-name="T4">sentindo a falta de algo ligado a esses assuntos dentro da estética da interface do site</text:span>, algo que faça o usuário não só se relacionar com a tecnologia mas que envolva uma <text:span text:style-name="T4">estética voltada ao verde</text:span>, sem deixar de lado a funcionalidade.”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0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nálises de contexto de uso<text:line-break/><text:span text:style-name="T7">Conclusões</text:span></text:p>
          </draw:text-box>
        </draw:frame>
        <draw:frame presentation:style-name="pr4" draw:text-style-name="P12" draw:layer="layout" svg:width="25.199cm" svg:height="13.609cm" svg:x="1.4cm" svg:y="5.039cm" presentation:class="subtitle" presentation:user-transformed="true">
          <draw:text-box>
            <text:p text:style-name="P12"><text:span text:style-name="T24">“</text:span><text:span text:style-name="T24">É possível também notar a necessidade de um </text:span><text:span text:style-name="T25">site</text:span><text:span text:style-name="T26"> </text:span><text:span text:style-name="T27">mais dinâmico</text:span><text:span text:style-name="T24"> com participação democrática do usuário, afinal isso não só o usuário pede mas o próprio movimento vem forte com a proposta da </text:span><text:span text:style-name="T27">democratização da informação</text:span><text:span text:style-name="T24"> e da </text:span><text:span text:style-name="T27">horizontalidade</text:span><text:span text:style-name="T24">. Percebemos no usuário em geral também um bom nível de conhecimentos gerais, o que pode facilitar no </text:span><text:span text:style-name="T27">uso de símbolos</text:span><text:span text:style-name="T24"> por terem um grau de repertório supostamente alto.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0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<text:line-break/>Testes de usabilidade</text:p>
          </draw:text-box>
        </draw:frame>
        <draw:frame presentation:style-name="pr4" draw:text-style-name="P12" draw:layer="layout" svg:width="25.199cm" svg:height="13.609cm" svg:x="1.4cm" svg:y="5.039cm" presentation:class="subtitle" presentation:user-transformed="true">
          <draw:text-box>
            <text:p text:style-name="P12"><text:span text:style-name="T24"><text:s/></text:span><text:span text:style-name="T24">A usabilidade mede a </text:span><text:span text:style-name="T27">efetividade</text:span><text:span text:style-name="T24">, </text:span><text:span text:style-name="T27">eficiência</text:span><text:span text:style-name="T24"> e </text:span><text:span text:style-name="T27">satisfação</text:span><text:span text:style-name="T24"> com a qual usuários podem </text:span><text:span text:style-name="T27">atingir objetivos específicos</text:span><text:span text:style-name="T24"> em um ambiente particula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0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<text:line-break/><text:span text:style-name="T4">Estudos Propostos</text:span></text:p>
          </draw:text-box>
        </draw:frame>
        <draw:frame presentation:style-name="pr6" draw:text-style-name="P13" draw:layer="layout" svg:width="25.199cm" svg:height="13.86cm" svg:x="1.4cm" svg:y="4.914cm" presentation:class="subtitle" presentation:user-transformed="true">
          <draw:text-box>
            <text:list text:style-name="L4">
              <text:list-item>
                <text:p text:style-name="P13">Fluxogramas de navegação</text:p>
                <text:p text:style-name="P13"/>
              </text:list-item>
              <text:list-item>
                <text:p text:style-name="P13">Protótipos de baixa fidelidade (wireframes)</text:p>
                <text:p text:style-name="P13"/>
              </text:list-item>
              <text:list-item>
                <text:p text:style-name="P13">Propostas de Layo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Ubuntu2" xlink:href="Pictures/1000000000000640000004B0C65EF472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st_20_Paragraph" style:display-name="List Paragraph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stLabel_20_1" style:display-name="ListLabel 1" style:family="graphic">
      <style:paragraph-properties style:text-autospace="none"/>
      <style:text-properties fo:font-size="12pt" fo:language="en" fo:country="US" style:language-asian="en" style:country-asian="US" style:font-family-complex="'Courier New'" style:font-family-generic-complex="modern" style:font-pitch-complex="variable" style:font-size-complex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draw:frame draw:style-name="Mgr3" draw:text-style-name="MP4" draw:layer="backgroundobjects" svg:width="27.987cm" svg:height="21cm" svg:x="0.013cm" svg:y="0cm">
        <draw:image xlink:href="Pictures/100000000000011B000000CC7E747D65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.001cm" svg:y="0.001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6cm" svg:y="0.001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.001cm" svg:y="28.214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6cm" svg:y="28.214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creation-date>2012-06-16T09:14:20</meta:creation-date>
    <meta:editing-duration>PT02H55M54S</meta:editing-duration>
    <meta:editing-cycles>52</meta:editing-cycles>
    <dc:date>2012-06-16T12:09:56</dc:date>
    <meta:generator>OpenOffice.org/3.1$Linux OpenOffice.org_project/310m19$Build-9420</meta:generator>
    <meta:document-statistic meta:object-count="109"/>
  </office:meta>
</office:document-meta>
</file>